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fo:font-size="13pt" fo:language="en" fo:country="US" style:font-size-asian="11.3500003814697pt" style:font-size-complex="13pt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8pt" fo:language="en" fo:country="US" style:font-size-asian="15.75pt" style:font-size-complex="18pt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n" fo:country="US"/>
    </style:style>
    <style:style style:name="P4" style:family="paragraph" style:parent-style-name="Text_20_body" style:list-style-name="L9">
      <style:paragraph-properties fo:line-height="150%" fo:text-align="justify" style:justify-single-word="false"/>
      <style:text-properties fo:language="en" fo:country="US"/>
    </style:style>
    <style:style style:name="P5" style:family="paragraph" style:parent-style-name="Text_20_body" style:list-style-name="L10">
      <style:paragraph-properties fo:line-height="150%" fo:text-align="justify" style:justify-single-word="false"/>
      <style:text-properties fo:language="en" fo:country="US"/>
    </style:style>
    <style:style style:name="P6" style:family="paragraph" style:parent-style-name="Text_20_body" style:list-style-name="L10">
      <style:paragraph-properties fo:line-height="150%" fo:text-align="justify" style:justify-single-word="false"/>
      <style:text-properties fo:language="en" fo:country="US" officeooo:paragraph-rsid="00160eed"/>
    </style:style>
    <style:style style:name="P7" style:family="paragraph" style:parent-style-name="Text_20_body">
      <style:paragraph-properties fo:line-height="150%" fo:text-align="justify" style:justify-single-word="false"/>
      <style:text-properties fo:language="en" fo:country="US" officeooo:paragraph-rsid="00160eed"/>
    </style:style>
    <style:style style:name="P8" style:family="paragraph" style:parent-style-name="Text_20_body" style:list-style-name="L11">
      <style:paragraph-properties fo:line-height="150%" fo:text-align="justify" style:justify-single-word="false"/>
      <style:text-properties fo:language="en" fo:country="US"/>
    </style:style>
    <style:style style:name="P9" style:family="paragraph" style:parent-style-name="Text_20_body" style:list-style-name="L13">
      <style:paragraph-properties fo:line-height="150%" fo:text-align="justify" style:justify-single-word="false"/>
      <style:text-properties fo:language="en" fo:country="US"/>
    </style:style>
    <style:style style:name="P10" style:family="paragraph" style:parent-style-name="Text_20_body" style:list-style-name="L14">
      <style:paragraph-properties fo:line-height="150%" fo:text-align="justify" style:justify-single-word="false"/>
      <style:text-properties fo:language="en" fo:country="US"/>
    </style:style>
    <style:style style:name="P11" style:family="paragraph" style:parent-style-name="Text_20_body" style:list-style-name="L15">
      <style:paragraph-properties fo:line-height="150%" fo:text-align="justify" style:justify-single-word="false"/>
      <style:text-properties fo:language="en" fo:country="US"/>
    </style:style>
    <style:style style:name="P12" style:family="paragraph" style:parent-style-name="Text_20_body" style:list-style-name="L16">
      <style:paragraph-properties fo:line-height="150%" fo:text-align="justify" style:justify-single-word="false"/>
      <style:text-properties fo:language="en" fo:country="US"/>
    </style:style>
    <style:style style:name="P13" style:family="paragraph" style:parent-style-name="Text_20_body" style:list-style-name="L1">
      <style:paragraph-properties fo:line-height="150%" fo:text-align="justify" style:justify-single-word="false"/>
      <style:text-properties fo:language="en" fo:country="US"/>
    </style:style>
    <style:style style:name="P14" style:family="paragraph" style:parent-style-name="Text_20_body" style:list-style-name="L2">
      <style:paragraph-properties fo:line-height="150%" fo:text-align="justify" style:justify-single-word="false"/>
      <style:text-properties fo:language="en" fo:country="US"/>
    </style:style>
    <style:style style:name="P15" style:family="paragraph" style:parent-style-name="Text_20_body" style:list-style-name="L2">
      <style:paragraph-properties fo:line-height="150%" fo:text-align="justify" style:justify-single-word="false"/>
      <style:text-properties fo:language="en" fo:country="US" officeooo:paragraph-rsid="00160eed"/>
    </style:style>
    <style:style style:name="P16" style:family="paragraph" style:parent-style-name="Text_20_body" style:list-style-name="L3">
      <style:paragraph-properties fo:line-height="150%" fo:text-align="justify" style:justify-single-word="false"/>
      <style:text-properties fo:language="en" fo:country="US"/>
    </style:style>
    <style:style style:name="P17" style:family="paragraph" style:parent-style-name="Text_20_body" style:list-style-name="L5">
      <style:paragraph-properties fo:line-height="150%" fo:text-align="justify" style:justify-single-word="false"/>
      <style:text-properties fo:language="en" fo:country="US"/>
    </style:style>
    <style:style style:name="P18" style:family="paragraph" style:parent-style-name="Text_20_body" style:list-style-name="L6">
      <style:paragraph-properties fo:line-height="150%" fo:text-align="justify" style:justify-single-word="false"/>
      <style:text-properties fo:language="en" fo:country="US"/>
    </style:style>
    <style:style style:name="P19" style:family="paragraph" style:parent-style-name="Text_20_body" style:list-style-name="L7">
      <style:paragraph-properties fo:line-height="150%" fo:text-align="justify" style:justify-single-word="false"/>
      <style:text-properties fo:language="en" fo:country="US"/>
    </style:style>
    <style:style style:name="P20" style:family="paragraph" style:parent-style-name="Text_20_body" style:list-style-name="L8">
      <style:paragraph-properties fo:line-height="150%" fo:text-align="justify" style:justify-single-word="false"/>
      <style:text-properties fo:language="en" fo:country="US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3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4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5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6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7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8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29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0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2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3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4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5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7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  <style:text-properties fo:language="en" fo:country="US"/>
    </style:style>
    <style:style style:name="P38" style:family="paragraph" style:parent-style-name="Heading_20_2">
      <style:paragraph-properties fo:line-height="150%" fo:text-align="justify" style:justify-single-word="false"/>
      <style:text-properties fo:language="en" fo:country="US"/>
    </style:style>
    <style:style style:name="P39" style:family="paragraph" style:parent-style-name="Heading_20_1">
      <style:paragraph-properties fo:line-height="150%" fo:text-align="justify" style:justify-single-word="false"/>
      <style:text-properties fo:font-size="13pt" fo:language="en" fo:country="US" style:font-size-asian="11.3500003814697pt" style:font-size-complex="13pt"/>
    </style:style>
    <style:style style:name="P40" style:family="paragraph" style:parent-style-name="Heading_20_1">
      <style:paragraph-properties fo:line-height="150%" fo:text-align="justify" style:justify-single-word="false"/>
      <style:text-properties fo:font-size="18pt" fo:language="en" fo:country="US" style:font-size-asian="15.75pt" style:font-size-complex="18pt"/>
    </style:style>
    <style:style style:name="P41" style:family="paragraph" style:parent-style-name="Heading_20_3">
      <style:paragraph-properties fo:line-height="150%" fo:text-align="justify" style:justify-single-word="false"/>
      <style:text-properties fo:language="en" fo:country="US"/>
    </style:style>
    <style:style style:name="T1" style:family="text">
      <style:text-properties fo:language="pt" fo:country="BR"/>
    </style:style>
    <style:style style:name="T2" style:family="text">
      <style:text-properties officeooo:rsid="00160e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><text:span text:style-name="T2">P</text:span>or que associar sua marca?</text:h>
      <text:list xml:id="list227128890" text:style-name="L9">
        <text:list-item>
          <text:p text:style-name="P22">Perl é umas das 10 linguagens de programação mais utilizadas no mundo </text:p>
        </text:list-item>
        <text:list-item>
          <text:p text:style-name="P22">A comunidade Perl é reconhecida por suas <text:span text:style-name="T2">contribuições</text:span> em inovação tecnológica </text:p>
        </text:list-item>
        <text:list-item>
          <text:p text:style-name="P22">As ferramentas de garantia de qualidade Perl são aplicadas em projetos como MySQL, Linux e o Projeto Genoma </text:p>
        </text:list-item>
        <text:list-item>
          <text:p text:style-name="P22">Organizações globais usam Perl intensivamente </text:p>
        </text:list-item>
        <text:list-item>
          <text:p text:style-name="P4">A linguagem Perl é conhecida como a “cola da Interne<text:span text:style-name="T2">t”</text:span> </text:p>
        </text:list-item>
      </text:list>
      <text:h text:style-name="P38" text:outline-level="2">Visibilidade</text:h>
      <text:p text:style-name="P3">A CPAN <text:span text:style-name="T2">- </text:span><text:span text:style-name="T3">Comprehensive Perl Archive Network</text:span> <text:span text:style-name="T2">- </text:span>é o maior repositório de módulos do mundo. Seu formato fomenta a forte coesão entre os desenvolvedores e usuário e, por isso, os eventos Perl sempre tem características virais.</text:p>
      <text:p text:style-name="P3">A YAPC apresenta tanto conferências acessíveis para inciantes e usuários <text:span text:style-name="T2">ocasionais</text:span> de Perl quanto palestras de elevada qualidade técnica com autores do núcleo principal da linguagem e de bibliotecas e <text:span text:style-name="T3">frameworks</text:span> amplamente utilizados.</text:p>
      <text:p text:style-name="P3">O website http://www.yapcbrasil.org é o ponto central de informação sobre a YAPC::Brasil 2013.</text:p>
      <text:h text:style-name="P38" text:outline-level="2">Com que os patrocínios serão gastos</text:h>
      <text:list xml:id="list1946187787" text:style-name="L10">
        <text:list-item>
          <text:p text:style-name="P23">hospedagem e traslado de convidados estrangeiros <text:s/></text:p>
        </text:list-item>
        <text:list-item>
          <text:p text:style-name="P23">comunicação </text:p>
        </text:list-item>
        <text:list-item>
          <text:p text:style-name="P5">sinalização e mídia impressa </text:p>
        </text:list-item>
        <text:list-item>
          <text:p text:style-name="P6"><text:span text:style-name="T2">Locação do espaço para o evento</text:span></text:p>
        </text:list-item>
      </text:list>
      <text:p text:style-name="P7"><text:span text:style-name="T2"/></text:p>
      <text:p text:style-name="P7"><text:span text:style-name="T2"/></text:p>
      <text:h text:style-name="P38" text:outline-level="2"><text:soft-page-break/>Quem é esperado para a conferência</text:h>
      <text:p text:style-name="P3">Estima-se para a YAPC::2013 um público de 100 participantes e de expositores (palestrantes, debatedores e oficineiros). Esse público é formado por:</text:p>
      <text:list xml:id="list785388901" text:style-name="L11">
        <text:list-item>
          <text:p text:style-name="P24">estudantes de graduação e pós-graduação, principalmente <text:span text:style-name="T2">aqueles ligados à academia atuando em diferentes áreas da ciência.</text:span></text:p>
        </text:list-item>
        <text:list-item>
          <text:p text:style-name="P24">profissionais desenvolvedores de software e outros profissionais que utilizam Perl no seu <text:span text:style-name="T2">dia a dia.</text:span> </text:p>
        </text:list-item>
        <text:list-item>
          <text:p text:style-name="P24">professores e pesquisadores cientistas .</text:p>
        </text:list-item>
        <text:list-item>
          <text:p text:style-name="P8">desenvolvedores responsáveis por bibliotecas importantes e pelo núcleo da linguagem. </text:p>
        </text:list-item>
      </text:list>
      <text:h text:style-name="P38" text:outline-level="2">Cotas de patrocínio</text:h>
      <text:h text:style-name="P41" text:outline-level="3">Diamante</text:h>
      <text:list xml:id="list713034455" text:style-name="L12">
        <text:list-item>
          <text:p text:style-name="P25">Investimento mínimo: R$ 6.000,00 </text:p>
        </text:list-item>
        <text:list-item>
          <text:p text:style-name="P25">Apenas 2 cotas disponíveis </text:p>
        </text:list-item>
        <text:list-item>
          <text:p text:style-name="P25">Cortesias: 12 participantes </text:p>
        </text:list-item>
        <text:list-item>
          <text:p text:style-name="P25">Logo e link no espaço diamante </text:p>
        </text:list-item>
        <text:list-item>
          <text:p text:style-name="P25"><text:span text:style-name="T4">Banner</text:span> gigante nas salas de conferência, fornecido pela patrocinadora </text:p>
        </text:list-item>
        <text:list-item>
          <text:p text:style-name="P25">Encarte de material promocional, fornecido pela patrocinadora </text:p>
        </text:list-item>
      </text:list>
      <text:h text:style-name="P41" text:outline-level="3">Platina</text:h>
      <text:list xml:id="list114601424" text:style-name="L13">
        <text:list-item>
          <text:p text:style-name="P26">Investimento mínimo: R$ 4.000,00 </text:p>
        </text:list-item>
        <text:list-item>
          <text:p text:style-name="P26"><text:span text:style-name="T2">3</text:span> cotas <text:span text:style-name="T2">disponíveis</text:span> </text:p>
        </text:list-item>
        <text:list-item>
          <text:p text:style-name="P26">Cortesias: 8 participantes </text:p>
        </text:list-item>
        <text:list-item>
          <text:p text:style-name="P26">Logo e link no espaço platina </text:p>
        </text:list-item>
        <text:list-item>
          <text:p text:style-name="P26">Banner extra-grande nas salas de conferência, fornecido pela patrocinadora </text:p>
        </text:list-item>
        <text:list-item>
          <text:p text:style-name="P9">Encarte de panfleto tamanho total A1 (frente e verso), fornecido pela patrocinadora </text:p>
        </text:list-item>
      </text:list>
      <text:h text:style-name="P41" text:outline-level="3"><text:soft-page-break/>Ouro</text:h>
      <text:list xml:id="list1233392362" text:style-name="L14">
        <text:list-item>
          <text:p text:style-name="P27">Investimento mínimo: R$ 2.000,00 </text:p>
        </text:list-item>
        <text:list-item>
          <text:p text:style-name="P27">4 cotas <text:span text:style-name="T2">disponíveis</text:span> </text:p>
        </text:list-item>
        <text:list-item>
          <text:p text:style-name="P27">Cortesias: 4 participantes </text:p>
        </text:list-item>
        <text:list-item>
          <text:p text:style-name="P27">Logo e link no espaço ouro </text:p>
        </text:list-item>
        <text:list-item>
          <text:p text:style-name="P27">Banner grande nas salas de conferência, fornecido pela patrocinadora </text:p>
        </text:list-item>
        <text:list-item>
          <text:p text:style-name="P10">Encarte de panfleto tamanho total A2 (frente e verso), fornecido pela patrocinadora </text:p>
        </text:list-item>
      </text:list>
      <text:h text:style-name="P41" text:outline-level="3">Prata</text:h>
      <text:list xml:id="list2092682550" text:style-name="L15">
        <text:list-item>
          <text:p text:style-name="P28">Investimento mínimo: R$ 1.000,00 </text:p>
        </text:list-item>
        <text:list-item>
          <text:p text:style-name="P28">4 cotas <text:span text:style-name="T2">disponíveis</text:span> </text:p>
        </text:list-item>
        <text:list-item>
          <text:p text:style-name="P28">Cortesias: 2 participantes </text:p>
        </text:list-item>
        <text:list-item>
          <text:p text:style-name="P28">Logo e link no espaço prata </text:p>
        </text:list-item>
        <text:list-item>
          <text:p text:style-name="P11">Encarte de panfleto tamanho total A3 (frente e verso), fornecido pela patrocinadora </text:p>
        </text:list-item>
      </text:list>
      <text:h text:style-name="P41" text:outline-level="3">Bronze</text:h>
      <text:list xml:id="list1443557899" text:style-name="L16">
        <text:list-item>
          <text:p text:style-name="P29">Investimento mínimo: R$ 500,00 </text:p>
        </text:list-item>
        <text:list-item>
          <text:p text:style-name="P29">4 cotas <text:span text:style-name="T2">disponíveis</text:span> </text:p>
        </text:list-item>
        <text:list-item>
          <text:p text:style-name="P29">Cortesias: 1 participantes </text:p>
        </text:list-item>
        <text:list-item>
          <text:p text:style-name="P29">Logo e link no espaço bronze </text:p>
        </text:list-item>
        <text:list-item>
          <text:p text:style-name="P12">Encarte de panfleto tamanho total A4 (frente e verso), fornecido pela patrocinadora </text:p>
        </text:list-item>
      </text:list>
      <text:h text:style-name="P39" text:outline-level="1"/>
      <text:p text:style-name="P1"/>
      <text:h text:style-name="P40" text:outline-level="1"/>
      <text:p text:style-name="P2"/>
      <text:h text:style-name="P38" text:outline-level="2"><text:soft-page-break/>Why associate your brand?</text:h>
      <text:list xml:id="list781018403" text:style-name="L1">
        <text:list-item>
          <text:p text:style-name="P21"><text:span text:style-name="T5">Perl is one of the top 10 programming languages in the world </text:span></text:p>
        </text:list-item>
        <text:list-item>
          <text:p text:style-name="P30">The Perl community is recognized for its substantial contributions to technological innovation </text:p>
        </text:list-item>
        <text:list-item>
          <text:p text:style-name="P30">Perl's quality assurance tools are applied in major projects like MySQL, Linux and the Genome Project </text:p>
        </text:list-item>
        <text:list-item>
          <text:p text:style-name="P30">Enterprises and organizations around the world are heavy Perl users </text:p>
        </text:list-item>
        <text:list-item>
          <text:p text:style-name="P13">The Perl language is known as the «glue of the Internet» </text:p>
        </text:list-item>
      </text:list>
      <text:h text:style-name="P38" text:outline-level="2">Visibility</text:h>
      <text:p text:style-name="P3">The event covers a broad audience, with beginner-friendly talks and in-depth presentations of high technical quality from the authors of widely used libraries and frameworks, and even commiters to the Perl core itself.</text:p>
      <text:p text:style-name="P3">The website at http://www.yapcbrasil.org is the central point of information for the YAPC::Brasil</text:p>
      <text:h text:style-name="P38" text:outline-level="2">How the sponsoring is spent</text:h>
      <text:list xml:id="list2135836711" text:style-name="L2">
        <text:list-item>
          <text:p text:style-name="P31"><text:span text:style-name="T2">accommodation</text:span> and travel expenses from invited guests from abroad </text:p>
        </text:list-item>
        <text:list-item>
          <text:p text:style-name="P31">press releases and event promotion </text:p>
        </text:list-item>
        <text:list-item>
          <text:p text:style-name="P14">printed media </text:p>
        </text:list-item>
        <text:list-item>
          <text:p text:style-name="P15"><text:span text:style-name="T2">Space for the event.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h text:style-name="P38" text:outline-level="2"><text:soft-page-break/>Expected audience</text:h>
      <text:p text:style-name="P3">The 2013 YAPC::Brasil has an estimated audience of 250 participant and 12 exhibitors (talks, debates and workshops). This audience is composed by:</text:p>
      <text:list xml:id="list868040302" text:style-name="L3">
        <text:list-item>
          <text:p text:style-name="P32">graduate and undergraduate students, specially <text:span text:style-name="T2">those acting in academia developing projects in different areas of science.</text:span></text:p>
        </text:list-item>
        <text:list-item>
          <text:p text:style-name="P32">Professionals, software developers and other professionals using Perl on a daily basis </text:p>
        </text:list-item>
        <text:list-item>
          <text:p text:style-name="P32">teachers and researchers <text:span text:style-name="T2">from the </text:span>scientific community </text:p>
        </text:list-item>
        <text:list-item>
          <text:p text:style-name="P16">developers responsible for important libraries and for the language core </text:p>
        </text:list-item>
      </text:list>
      <text:h text:style-name="P38" text:outline-level="2">Levels of sponsorship</text:h>
      <text:h text:style-name="P41" text:outline-level="3">Diamond</text:h>
      <text:list xml:id="list1131271731" text:style-name="L4">
        <text:list-item>
          <text:p text:style-name="P33">Minimum investment: R$ 6,000.00 </text:p>
        </text:list-item>
        <text:list-item>
          <text:p text:style-name="P33">Only 2 available quotas </text:p>
        </text:list-item>
        <text:list-item>
          <text:p text:style-name="P33">12 badges to attend the conference </text:p>
        </text:list-item>
        <text:list-item>
          <text:p text:style-name="P33">Logo and link on the diamond space </text:p>
        </text:list-item>
        <text:list-item>
          <text:p text:style-name="P33">Huge banner on the conference rooms, provided by your company </text:p>
        </text:list-item>
        <text:list-item>
          <text:p text:style-name="P33">Brochure with promotional material, provided by your company </text:p>
        </text:list-item>
      </text:list>
      <text:h text:style-name="P41" text:outline-level="3">Platinum</text:h>
      <text:list xml:id="list1903304959" text:style-name="L5">
        <text:list-item>
          <text:p text:style-name="P34">Minimum investment: R$ 4,000.00 </text:p>
        </text:list-item>
        <text:list-item>
          <text:p text:style-name="P34"><text:span text:style-name="T2">3</text:span> available quotas </text:p>
        </text:list-item>
        <text:list-item>
          <text:p text:style-name="P34">6 badges to attend the conference </text:p>
        </text:list-item>
        <text:list-item>
          <text:p text:style-name="P34">Logo and link on the platinum space </text:p>
        </text:list-item>
        <text:list-item>
          <text:p text:style-name="P34">Extra-large banner on the conference rooms, provided by your company </text:p>
        </text:list-item>
        <text:list-item>
          <text:p text:style-name="P17">A1-sized (front and back) pamphlet with promotional material, provided by your company </text:p>
        </text:list-item>
      </text:list>
      <text:h text:style-name="P41" text:outline-level="3"><text:soft-page-break/>Gold</text:h>
      <text:list xml:id="list1051667566" text:style-name="L6">
        <text:list-item>
          <text:p text:style-name="P35">Minimum investment: R$ 2,000.00 </text:p>
        </text:list-item>
        <text:list-item>
          <text:p text:style-name="P35">4 available quotas </text:p>
        </text:list-item>
        <text:list-item>
          <text:p text:style-name="P35">4 badges to attend the conference </text:p>
        </text:list-item>
        <text:list-item>
          <text:p text:style-name="P35">Logo and link on the gold space </text:p>
        </text:list-item>
        <text:list-item>
          <text:p text:style-name="P35">Large banner on the conference room, provided by your company </text:p>
        </text:list-item>
        <text:list-item>
          <text:p text:style-name="P18">A2-sized (front and back) pamphlet with promotional, provided by your company </text:p>
        </text:list-item>
      </text:list>
      <text:h text:style-name="P41" text:outline-level="3">Silver</text:h>
      <text:list xml:id="list1258266619" text:style-name="L7">
        <text:list-item>
          <text:p text:style-name="P36">Minimum investment: R$ 1,000.00 </text:p>
        </text:list-item>
        <text:list-item>
          <text:p text:style-name="P36">4 available quotas </text:p>
        </text:list-item>
        <text:list-item>
          <text:p text:style-name="P36">4 badges to attend the conference </text:p>
        </text:list-item>
        <text:list-item>
          <text:p text:style-name="P36">Logo and link on the silver space </text:p>
        </text:list-item>
        <text:list-item>
          <text:p text:style-name="P19">A3-sized (front and back) pamphlet with promotional material, provided by your company </text:p>
        </text:list-item>
      </text:list>
      <text:h text:style-name="P41" text:outline-level="3">Bronze</text:h>
      <text:list xml:id="list1610876633" text:style-name="L8">
        <text:list-item>
          <text:p text:style-name="P37">Minimum investment: R$ 500.00 </text:p>
        </text:list-item>
        <text:list-item>
          <text:p text:style-name="P37">4 available quotas </text:p>
        </text:list-item>
        <text:list-item>
          <text:p text:style-name="P37">1 badge to attend the conference </text:p>
        </text:list-item>
        <text:list-item>
          <text:p text:style-name="P37">Logo and link on the bronze space </text:p>
        </text:list-item>
        <text:list-item>
          <text:p text:style-name="P20">A4-sized (front and back) pamphlet, provided by your compan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leprevost</meta:initial-creator>
    <meta:creation-date>2013-05-09T16:17:35</meta:creation-date>
    <dc:date>2013-05-09T16:27:21</dc:date>
    <dc:creator>felipe leprevost</dc:creator>
    <meta:editing-duration>P0D</meta:editing-duration>
    <meta:editing-cycles>1</meta:editing-cycles>
    <meta:document-statistic meta:table-count="0" meta:image-count="0" meta:object-count="0" meta:page-count="6" meta:paragraph-count="109" meta:word-count="891" meta:character-count="5541" meta:non-whitespace-character-count="4763"/>
    <meta:generator>LibreOffice/3.6$Linux_X86_64 LibreOffice_project/360m1$Build-2</meta:generator>
  </office:meta>
</office:document-meta>
</file>